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dd4814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538cm" style:use-optimal-column-width="false"/>
    </style:style>
    <style:style style:name="co2" style:family="table-column">
      <style:table-column-properties style:column-width="2.3cm" style:use-optimal-column-width="false"/>
    </style:style>
    <style:style style:name="co3" style:family="table-column">
      <style:table-column-properties style:column-width="2.30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801cm" svg:y="-1.506cm" presentation:class="title" presentation:user-transformed="true">
          <draw:text-box>
            <text:p>CALENDAR</text:p>
          </draw:text-box>
        </draw:frame>
        <draw:g>
          <draw:g>
            <draw:frame draw:style-name="standard" draw:layer="layout" svg:width="37.745cm" svg:height="12.041cm" svg:x="-1.8cm" svg:y="6.459cm">
              <table:table table:template-name="default" table:use-first-row-styles="true" table:use-first-column-styles="true">
                <table:table-column table:style-name="co1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2"/>
                <table:table-column table:style-name="co3"/>
                <table:table-row table:style-name="ro1" table:default-cell-style-name="ce1">
                  <table:table-cell>
                    <text:p text:style-name="P1">Semaine</text:p>
                  </table:table-cell>
                  <table:table-cell>
                    <text:p text:style-name="P1">1</text:p>
                  </table:table-cell>
                  <table:table-cell>
                    <text:p text:style-name="P1">2</text:p>
                  </table:table-cell>
                  <table:table-cell>
                    <text:p text:style-name="P1">3</text:p>
                  </table:table-cell>
                  <table:table-cell>
                    <text:p text:style-name="P1">4</text:p>
                  </table:table-cell>
                  <table:table-cell>
                    <text:p text:style-name="P1">5</text:p>
                  </table:table-cell>
                  <table:table-cell>
                    <text:p text:style-name="P1">6</text:p>
                  </table:table-cell>
                  <table:table-cell>
                    <text:p text:style-name="P1">7</text:p>
                  </table:table-cell>
                  <table:table-cell>
                    <text:p text:style-name="P1">8</text:p>
                  </table:table-cell>
                  <table:table-cell>
                    <text:p text:style-name="P1">9</text:p>
                  </table:table-cell>
                  <table:table-cell>
                    <text:p text:style-name="P1">10</text:p>
                  </table:table-cell>
                  <table:table-cell>
                    <text:p text:style-name="P1">11</text:p>
                  </table:table-cell>
                  <table:table-cell>
                    <text:p text:style-name="P1">12</text:p>
                  </table:table-cell>
                  <table:table-cell>
                    <text:p text:style-name="P1">13</text:p>
                  </table:table-cell>
                  <table:table-cell>
                    <text:p text:style-name="P1">14</text:p>
                  </table:table-cell>
                </table:table-row>
                <table:table-row table:style-name="ro2" table:default-cell-style-name="ce2">
                  <table:table-cell table:style-name="ce1">
                    <text:p text:style-name="P1">Analyse du travail de 2014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2" table:default-cell-style-name="ce4">
                  <table:table-cell table:style-name="ce3">
                    <text:p text:style-name="P1">Définition d'objectifs</text:p>
                  </table:table-cell>
                  <table:table-cell/>
                  <table:table-cell table:style-name="ce5"/>
                  <table:table-cell table:style-name="ce5"/>
                  <table:table-cell table:style-name="ce5">
                    <text:p text:style-name="P1">x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2" table:default-cell-style-name="ce4">
                  <table:table-cell>
                    <text:p text:style-name="P1">Étude de faisabilité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3" table:default-cell-style-name="ce2">
                  <table:table-cell table:style-name="ce1">
                    <text:p text:style-name="P1">Intégration données prévisionnelles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>
                    <text:p text:style-name="P1">x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1" table:default-cell-style-name="ce2">
                  <table:table-cell table:style-name="ce1">
                    <text:p text:style-name="P1">Design GUI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/>
                  <table:table-cell/>
                  <table:table-cell/>
                  <table:table-cell/>
                  <table:table-cell/>
                </table:table-row>
                <table:table-row table:style-name="ro2" table:default-cell-style-name="ce2">
                  <table:table-cell table:style-name="ce1">
                    <text:p text:style-name="P1">Implementation GUI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>
                    <text:p text:style-name="P1">x</text:p>
                  </table:table-cell>
                  <table:table-cell/>
                  <table:table-cell>
                    <text:p text:style-name="P1">x</text:p>
                  </table:table-cell>
                  <table:table-cell/>
                  <table:table-cell/>
                </table:table-row>
                <table:table-row table:style-name="ro1" table:default-cell-style-name="ce2">
                  <table:table-cell table:style-name="ce1">
                    <text:p text:style-name="P1">Evaluation</text:p>
                  </table:table-cell>
                  <table:table-cell/>
                  <table:table-cell/>
                  <table:table-cell/>
                  <table:table-cell/>
                  <table:table-cell/>
                  <table:table-cell/>
                  <table:table-cell/>
                  <table:table-cell>
                    <text:p text:style-name="P1">x</text:p>
                  </table:table-cell>
                  <table:table-cell/>
                  <table:table-cell/>
                  <table:table-cell>
                    <text:p text:style-name="P1">x</text:p>
                  </table:table-cell>
                  <table:table-cell/>
                  <table:table-cell/>
                  <table:table-cell/>
                </table:table-row>
              </table:table>
              <draw:image xlink:href="Pictures/TablePreview1.svm" xlink:type="simple" xlink:show="embed" xlink:actuate="onLoad"/>
            </draw:frame>
            <draw:custom-shape draw:style-name="gr1" draw:text-style-name="P2" draw:layer="layout" svg:width="11cm" svg:height="0.6cm" svg:x="4.016cm" svg:y="7.9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2" draw:layer="layout" svg:width="5.6cm" svg:height="0.6cm" svg:x="7.216cm" svg:y="9.3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" draw:text-style-name="P2" draw:layer="layout" svg:width="4cm" svg:height="0.6cm" svg:x="15.8cm" svg:y="13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.6cm" svg:height="0.6cm" svg:x="17.816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.6cm" svg:height="0.6cm" svg:x="20.816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8cm" svg:height="0.6cm" svg:x="28.316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084cm" svg:height="0.6cm" svg:x="27.316cm" svg:y="17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484cm" svg:height="0.6cm" svg:x="29.116cm" svg:y="15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084cm" svg:height="0.6cm" svg:x="20.816cm" svg:y="17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084cm" svg:height="0.6cm" svg:x="31.316cm" svg:y="17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4.2cm" svg:height="0.6cm" svg:x="14.4cm" svg:y="1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4:41:27.608236792</meta:creation-date>
    <dc:date>2015-03-12T18:54:26.102693488</dc:date>
    <meta:editing-duration>PT1H41M27S</meta:editing-duration>
    <meta:editing-cycles>11</meta:editing-cycles>
    <meta:generator>LibreOffice/4.2.7.2$Linux_x86 LibreOffice_project/420m0$Build-2</meta:generator>
    <meta:document-statistic meta:object-count="38"/>
  </office:meta>
</office:document-meta>
</file>